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21048" officeooo:paragraph-rsid="00121048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Liberation Serif" fo:font-size="18pt" officeooo:rsid="0009eaa2" officeooo:paragraph-rsid="0009eaa2" style:font-size-asian="18pt" style:font-size-complex="18pt"/>
    </style:style>
    <style:style style:name="P3" style:family="paragraph" style:parent-style-name="Standard">
      <style:text-properties style:font-name="Liberation Serif" fo:font-size="18pt" fo:font-style="italic" fo:font-weight="bold" officeooo:rsid="000af929" officeooo:paragraph-rsid="000c1e61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style:font-name="Liberation Serif" fo:font-size="18pt" fo:font-style="italic" fo:font-weight="bold" officeooo:rsid="000af929" officeooo:paragraph-rsid="001ae25b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style:font-name="Liberation Serif" fo:font-size="18pt" fo:font-style="italic" fo:font-weight="bold" officeooo:rsid="000af929" officeooo:paragraph-rsid="0032118d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style:font-name="Liberation Serif" fo:font-size="18pt" fo:font-style="italic" fo:font-weight="bold" officeooo:rsid="000c1e61" officeooo:paragraph-rsid="000c1e61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style:font-name="Liberation Serif" fo:font-size="18pt" fo:font-style="italic" fo:font-weight="bold" officeooo:rsid="000d6af6" officeooo:paragraph-rsid="000d6af6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style:font-name="Liberation Serif" fo:font-size="18pt" fo:font-style="italic" fo:font-weight="bold" officeooo:rsid="000e3527" officeooo:paragraph-rsid="000e3527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style:font-name="Liberation Serif" fo:font-size="18pt" fo:font-style="italic" fo:font-weight="bold" officeooo:rsid="00121048" officeooo:paragraph-rsid="00121048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style:font-name="Liberation Serif" fo:font-size="18pt" fo:font-style="italic" style:text-underline-style="none" fo:font-weight="bold" officeooo:rsid="001f601c" officeooo:paragraph-rsid="001f601c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style:font-name="Liberation Serif" fo:font-size="18pt" fo:font-style="normal" fo:font-weight="normal" officeooo:rsid="000c1e61" officeooo:paragraph-rsid="000c1e61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style:font-name="Liberation Serif" fo:font-size="18pt" fo:font-style="normal" fo:font-weight="normal" officeooo:rsid="000e3527" officeooo:paragraph-rsid="000d6af6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style:font-name="Liberation Serif" fo:font-size="18pt" fo:font-style="normal" fo:font-weight="normal" officeooo:rsid="00121048" officeooo:paragraph-rsid="00121048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style:font-name="Liberation Serif" fo:font-size="18pt" fo:font-style="normal" style:text-underline-style="none" fo:font-weight="normal" officeooo:rsid="00121ee7" officeooo:paragraph-rsid="00121ee7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style:font-name="Liberation Serif" fo:font-size="18pt" officeooo:paragraph-rsid="000af929"/>
    </style:style>
    <style:style style:name="P16" style:family="paragraph" style:parent-style-name="Standard">
      <style:text-properties style:font-name="Liberation Serif" fo:font-size="18pt" fo:font-style="normal" fo:font-weight="normal" officeooo:rsid="001ae25b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 style:list-style-name="L1">
      <style:text-properties style:font-name="Liberation Serif" fo:font-size="18pt" fo:font-style="normal" fo:font-weight="normal" officeooo:rsid="0032118d" officeooo:paragraph-rsid="0032118d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 style:list-style-name="L2">
      <style:text-properties style:font-name="Liberation Serif" fo:font-size="18pt" fo:font-style="normal" fo:font-weight="normal" officeooo:rsid="0032118d" officeooo:paragraph-rsid="0032118d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 style:list-style-name="L1">
      <style:text-properties style:font-name="Liberation Serif" fo:font-size="18pt" fo:font-style="normal" fo:font-weight="normal" officeooo:rsid="0032c1be" officeooo:paragraph-rsid="0032c1be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 style:list-style-name="L1">
      <style:text-properties style:font-name="Liberation Serif" fo:font-size="18pt" fo:font-style="normal" fo:font-weight="normal" officeooo:rsid="0032c1be" officeooo:paragraph-rsid="0047336d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 style:list-style-name="L2">
      <style:text-properties style:font-name="Liberation Serif" fo:font-size="18pt" fo:font-style="normal" fo:font-weight="normal" officeooo:rsid="000e3527" officeooo:paragraph-rsid="000e3527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 style:list-style-name="L2">
      <style:text-properties style:font-name="Liberation Serif" fo:font-size="18pt" fo:font-style="normal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 style:list-style-name="L3">
      <style:text-properties style:font-name="Liberation Serif" fo:font-size="18pt" fo:font-style="normal" fo:font-weight="normal" officeooo:rsid="000ea750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 style:list-style-name="L1">
      <style:text-properties style:font-name="Liberation Serif" fo:font-size="18pt" fo:font-style="normal" fo:font-weight="normal" officeooo:rsid="003c90a5" officeooo:paragraph-rsid="0047336d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text-properties style:font-name="Liberation Serif" fo:font-size="18pt" fo:font-style="normal" fo:font-weight="normal" officeooo:rsid="003c90a5" officeooo:paragraph-rsid="0047336d" style:font-size-asian="18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text-properties style:font-name="Liberation Serif" fo:font-size="18pt" fo:font-style="normal" fo:font-weight="normal" officeooo:rsid="00402af1" officeooo:paragraph-rsid="00402af1" style:font-size-asian="18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 style:list-style-name="L3">
      <style:text-properties style:font-name="Liberation Serif" fo:font-size="18pt" fo:font-style="normal" style:text-underline-style="none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style:text-properties style:font-name="Liberation Serif" fo:font-size="18pt" fo:font-style="italic" fo:font-weight="bold" officeooo:rsid="000d6af6" officeooo:paragraph-rsid="00402af1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text-properties style:font-name="Liberation Serif" fo:font-size="18pt" fo:font-style="italic" fo:font-weight="bold" officeooo:rsid="000d6af6" officeooo:paragraph-rsid="0041bc75" style:font-size-asian="18pt" style:font-style-asian="italic" style:font-weight-asian="bold" style:font-size-complex="18pt" style:font-style-complex="italic" style:font-weight-complex="bold"/>
    </style:style>
    <style:style style:name="P30" style:family="paragraph" style:parent-style-name="Standard" style:list-style-name="L1">
      <style:text-properties style:font-name="Liberation Serif" fo:font-size="18pt" fo:font-style="italic" fo:font-weight="bold" officeooo:rsid="000d6af6" officeooo:paragraph-rsid="0047336d" style:font-size-asian="18pt" style:font-style-asian="italic" style:font-weight-asian="bold" style:font-size-complex="18pt" style:font-style-complex="italic" style:font-weight-complex="bold"/>
    </style:style>
    <style:style style:name="P31" style:family="paragraph" style:parent-style-name="Standard" style:list-style-name="L6">
      <style:text-properties style:font-name="Liberation Serif" fo:font-size="18pt" fo:font-style="italic" fo:font-weight="bold" officeooo:rsid="000d6af6" officeooo:paragraph-rsid="00446c2a" style:font-size-asian="18pt" style:font-style-asian="italic" style:font-weight-asian="bold" style:font-size-complex="18pt" style:font-style-complex="italic" style:font-weight-complex="bold"/>
    </style:style>
    <style:style style:name="P32" style:family="paragraph" style:parent-style-name="Standard">
      <style:text-properties style:font-name="Liberation Serif" fo:font-size="18pt" fo:font-style="italic" fo:font-weight="bold" officeooo:rsid="000d6af6" officeooo:paragraph-rsid="0047336d" style:font-size-asian="18pt" style:font-style-asian="italic" style:font-weight-asian="bold" style:font-size-complex="18pt" style:font-style-complex="italic" style:font-weight-complex="bold"/>
    </style:style>
    <style:style style:name="P33" style:family="paragraph" style:parent-style-name="Standard">
      <style:text-properties style:font-name="Liberation Serif" fo:font-size="18pt" fo:font-style="italic" style:text-underline-style="none" fo:font-weight="bold" officeooo:rsid="001f601c" officeooo:paragraph-rsid="004a6ed6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Standard" style:list-style-name="L7">
      <style:text-properties style:font-name="Liberation Serif" fo:font-size="18pt" fo:font-style="italic" style:text-underline-style="none" fo:font-weight="bold" officeooo:rsid="001f601c" officeooo:paragraph-rsid="004c6b7a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Standard" style:list-style-name="L7">
      <style:text-properties style:font-name="Liberation Serif" fo:font-size="18pt" fo:font-style="italic" style:text-underline-style="none" fo:font-weight="bold" officeooo:rsid="004c6b7a" officeooo:paragraph-rsid="004c6b7a" style:font-size-asian="18pt" style:font-style-asian="italic" style:font-weight-asian="bold" style:font-size-complex="18pt" style:font-style-complex="italic" style:font-weight-complex="bold"/>
    </style:style>
    <style:style style:name="P36" style:family="paragraph" style:parent-style-name="Standard" style:list-style-name="L7">
      <style:text-properties style:font-name="Liberation Serif" fo:font-size="18pt" fo:font-style="italic" style:text-underline-style="none" fo:font-weight="bold" officeooo:rsid="0050bc5d" officeooo:paragraph-rsid="0050bc5d" style:font-size-asian="18pt" style:font-style-asian="italic" style:font-weight-asian="bold" style:font-size-complex="18pt" style:font-style-complex="italic" style:font-weight-complex="bold"/>
    </style:style>
    <style:style style:name="P37" style:family="paragraph" style:parent-style-name="Standard" style:list-style-name="L1">
      <style:text-properties style:font-name="Liberation Serif" fo:font-size="18pt" officeooo:paragraph-rsid="004a0fc2" style:font-size-asian="18pt" style:font-size-complex="18pt"/>
    </style:style>
    <style:style style:name="P38" style:family="paragraph" style:parent-style-name="Standard" style:list-style-name="L4">
      <style:text-properties officeooo:paragraph-rsid="00121ee7"/>
    </style:style>
    <style:style style:name="P39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paragraph-rsid="00289900" style:font-size-asian="24pt" style:font-weight-asian="bold" style:font-size-complex="24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style:font-name="Liberation Serif" fo:font-size="24pt" fo:font-style="normal" fo:font-weight="bold" officeooo:rsid="0032118d" officeooo:paragraph-rsid="00289900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officeooo:rsid="0032118d" style:font-style-asian="normal" style:font-style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0c1e6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c1e6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ae25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2118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02af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1b9b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2c1b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446c2a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a0fc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a6ed6" style:font-style-asian="normal" style:font-weight-asian="normal" style:font-style-complex="normal" style:font-weight-complex="normal"/>
    </style:style>
    <style:style style:name="T14" style:family="text">
      <style:text-properties officeooo:rsid="000c1e61"/>
    </style:style>
    <style:style style:name="T15" style:family="text">
      <style:text-properties officeooo:rsid="000ea750"/>
    </style:style>
    <style:style style:name="T16" style:family="text">
      <style:text-properties fo:font-style="italic" fo:font-weight="bold" officeooo:rsid="000af929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weight="normal" officeooo:rsid="000c1e61" style:font-weight-asian="normal" style:font-weight-complex="normal"/>
    </style:style>
    <style:style style:name="T18" style:family="text">
      <style:text-properties fo:font-weight="normal" officeooo:rsid="0032118d" style:font-weight-asian="normal" style:font-weight-complex="normal"/>
    </style:style>
    <style:style style:name="T19" style:family="text">
      <style:text-properties fo:font-weight="normal" officeooo:rsid="004a6ed6" style:font-weight-asian="normal" style:font-weight-complex="normal"/>
    </style:style>
    <style:style style:name="T20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Serif" fo:font-size="18pt" fo:font-style="italic" style:text-underline-style="none" fo:font-weight="normal" officeooo:rsid="00121ee7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officeooo:rsid="0032118d"/>
    </style:style>
    <style:style style:name="T23" style:family="text">
      <style:text-properties officeooo:rsid="0041bc75"/>
    </style:style>
    <style:style style:name="T24" style:family="text">
      <style:text-properties officeooo:rsid="004a6ed6"/>
    </style:style>
    <style:style style:name="T25" style:family="text">
      <style:text-properties officeooo:rsid="004c6b7a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22">SMAI </text:span><text:bookmark text:name="yui_3_17_2_1_1540388435349_241"/><text:span text:style-name="T2">Project </text:span></text:p>
      <text:p text:style-name="P40"><text:span text:style-name="T1">Progress Report</text:span></text:p>
      <text:p text:style-name="P2"/>
      <text:p text:style-name="P15"><text:span text:style-name="T16">Title: </text:span><text:span text:style-name="T3">Competitve problem tag generation and similarity analysis</text:span></text:p>
      <text:p text:style-name="P11"/>
      <text:p text:style-name="P6">Team Members:</text:p>
      <text:p text:style-name="P3"><text:tab/> <text:s text:c="2"/><text:span text:style-name="T14">Name: </text:span><text:span text:style-name="T5">Chittaranjan Rath </text:span></text:p>
      <text:p text:style-name="P3"><text:span text:style-name="T5"><text:tab/> <text:s text:c="2"/></text:span><text:span text:style-name="T14">Roll No:</text:span><text:span text:style-name="T5"> 2018201007</text:span></text:p>
      <text:p text:style-name="P11"><text:tab/> <text:s/></text:p>
      <text:p text:style-name="P3"><text:span text:style-name="T5"><text:tab/> <text:s text:c="2"/></text:span><text:span text:style-name="T14">Name: </text:span><text:span text:style-name="T5">Nitish Srivastava </text:span></text:p>
      <text:p text:style-name="P3"><text:span text:style-name="T5"><text:tab/> <text:s text:c="2"/></text:span><text:span text:style-name="T14">Roll No:</text:span><text:span text:style-name="T5"> 2018201012</text:span></text:p>
      <text:p text:style-name="P11"/>
      <text:p text:style-name="P4"><text:span text:style-name="T5"><text:tab/> <text:s text:c="2"/></text:span><text:span text:style-name="T14">Name: </text:span><text:span text:style-name="T17">Prakash</text:span><text:span text:style-name="T5"> </text:span><text:span text:style-name="T6">Nath Jha</text:span><text:span text:style-name="T5"> </text:span></text:p>
      <text:p text:style-name="P4"><text:span text:style-name="T5"><text:tab/> <text:s text:c="2"/></text:span><text:span text:style-name="T14">Roll No:</text:span><text:span text:style-name="T5"> 201820101</text:span><text:span text:style-name="T6">3</text:span></text:p>
      <text:p text:style-name="P16"><text:tab/><text:tab/></text:p>
      <text:p text:style-name="P5"><text:span text:style-name="T6"><text:tab/> <text:s text:c="2"/></text:span><text:span text:style-name="T14">Name: </text:span><text:span text:style-name="T18">Suraj Garg</text:span></text:p>
      <text:p text:style-name="P5"><text:span text:style-name="T5"><text:tab/> <text:s text:c="2"/>Roll No: 201820</text:span><text:span text:style-name="T7">2</text:span><text:span text:style-name="T5">0</text:span><text:span text:style-name="T7">0</text:span><text:span text:style-name="T6">3</text:span></text:p>
      <text:p text:style-name="P26"/>
      <text:p text:style-name="P28"><text:span text:style-name="T14">Objective:</text:span></text:p>
      <text:p text:style-name="P28"><text:tab/><text:span text:style-name="T8">To predict tags</text:span><text:span text:style-name="T9">(MultiLabel Prediction)</text:span><text:span text:style-name="T8"> for the provided input set(combination of problem statement and solution for cp questions).</text:span></text:p>
      <text:p text:style-name="P28"><text:span text:style-name="T8"/></text:p>
      <text:p text:style-name="P29"><text:span text:style-name="T23">Considered Approaches:</text:span></text:p>
      <text:list xml:id="list3830986610" text:style-name="L6">
        <text:list-item>
          <text:list>
            <text:list-item>
              <text:list>
                <text:list-item>
                  <text:p text:style-name="P31"><text:span text:style-name="T11">Building a model considering multiple(all) tags</text:span></text:p>
                </text:list-item>
                <text:list-item>
                  <text:p text:style-name="P31"><text:span text:style-name="T11">Building separate model for each individual tags</text:span></text:p>
                </text:list-item>
              </text:list>
            </text:list-item>
          </text:list>
        </text:list-item>
      </text:list>
      <text:p text:style-name="P29"><text:tab/></text:p>
      <text:p text:style-name="P32"><text:span text:style-name="T23">Considered Models:</text:span></text:p>
      <text:list xml:id="list3032415427" text:style-name="L1">
        <text:list-item>
          <text:p text:style-name="P30"><text:span text:style-name="T10">Building basic clustering models</text:span></text:p>
          <text:list>
            <text:list-item>
              <text:list>
                <text:list-item>
                  <text:list>
                    <text:list-item>
                      <text:p text:style-name="P20">linear svc</text:p>
                    </text:list-item>
                    <text:list-item>
                      <text:p text:style-name="P24">Mutinomial Naive Bayes</text:p>
                    </text:list-item>
                    <text:list-item>
                      <text:p text:style-name="P24">Logistic Regression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7"><text:soft-page-break/><text:span text:style-name="T14">D</text:span>eliverables:</text:p>
      <text:list xml:id="list203850842825732" text:continue-numbering="true" text:style-name="L1">
        <text:list-item>
          <text:p text:style-name="P17">Scraping of various websites like codechef,codeforces for data collection. </text:p>
        </text:list-item>
        <text:list-item>
          <text:p text:style-name="P19">Preprocessing of data for model usage</text:p>
        </text:list-item>
        <text:list-item>
          <text:p text:style-name="P37"><text:span text:style-name="T12">Analysis based on above approaches and models</text:span></text:p>
        </text:list-item>
      </text:list>
      <text:p text:style-name="P3"><text:tab/></text:p>
      <text:p text:style-name="P12"/>
      <text:p text:style-name="P8">Technologies/<text:span text:style-name="T22">libraries</text:span> <text:span text:style-name="T15">to be used:</text:span></text:p>
      <text:list xml:id="list3165243918" text:style-name="L2">
        <text:list-item>
          <text:list>
            <text:list-item>
              <text:list>
                <text:list-item>
                  <text:list>
                    <text:list-item>
                      <text:p text:style-name="P21"><text:s/><text:span text:style-name="T22">Tensorflow</text:span></text:p>
                    </text:list-item>
                    <text:list-item>
                      <text:p text:style-name="P22"><text:s/>python 3</text:p>
                    </text:list-item>
                    <text:list-item>
                      <text:p text:style-name="P18"><text:s/>scikit learn</text:p>
                    </text:list-item>
                    <text:list-item>
                      <text:p text:style-name="P18">nltk</text:p>
                    </text:list-item>
                    <text:list-item>
                      <text:p text:style-name="P18">BeautifulSoup</text:p>
                    </text:list-item>
                  </text:list>
                </text:list-item>
              </text:list>
            </text:list-item>
          </text:list>
        </text:list-item>
      </text:list>
      <text:list xml:id="list940552223" text:style-name="L3">
        <text:list-header>
          <text:p text:style-name="P27"><text:s/></text:p>
          <text:p text:style-name="P23"/>
        </text:list-header>
      </text:list>
      <text:p text:style-name="P9">Github <text:span text:style-name="T15">R</text:span>epository :</text:p>
      <text:p text:style-name="P9"/>
      <text:p text:style-name="P1"><text:a xlink:type="simple" xlink:href="https://github.com/gargsuraj12/SMAI_FinalProject" text:style-name="Internet_20_link" text:visited-style-name="Visited_20_Internet_20_Link"><text:span text:style-name="T20">https://github.com/gargsuraj12/SMAI_FinalProject</text:span></text:a><text:span text:style-name="T20"> </text:span></text:p>
      <text:p text:style-name="P13"/>
      <text:p text:style-name="P13"/>
      <text:p text:style-name="P10">Probable DataSets:</text:p>
      <text:p text:style-name="P10"/>
      <text:list xml:id="list2864416665" text:style-name="L4">
        <text:list-item>
          <text:list>
            <text:list-item>
              <text:list>
                <text:list-item>
                  <text:list>
                    <text:list-item>
                      <text:p text:style-name="P38"><text:a xlink:type="simple" xlink:href="https://www.dropbox.com/sh/k4kggx0m9d9r7qn/AAArYSiGkMsr_n8zQNejc04Va?dl=0" text:style-name="Internet_20_link" text:visited-style-name="Visited_20_Internet_20_Link">https://www.dropbox.com/sh/k4kggx0m9d9r7qn/AAArYSiGkMsr_n8zQNejc04Va?dl=0</text:a><text:span text:style-name="T2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33">P<text:span text:style-name="T24">oints to be discussed:</text:span></text:p>
      <text:p text:style-name="P33"/>
      <text:list xml:id="list1094208158" text:style-name="L7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13">Till date we have fetched approx 5000 sample inputs(cp problems with solution and tags,etc.) Do we need to consider more data extraction?</text:span></text:p>
                    </text:list-item>
                    <text:list-item>
                      <text:p text:style-name="P34"><text:span text:style-name="T13">Recommended models for these kind of classification </text:span></text:p>
                    </text:list-item>
                    <text:list-item>
                      <text:p text:style-name="P35"><text:span text:style-name="T13">H</text:span><text:span text:style-name="T4">ow NLP methods can be applied on solution extracted</text:span></text:p>
                    </text:list-item>
                    <text:list-item>
                      <text:p text:style-name="P36"><text:span text:style-name="T4">Will addding new features to our dataset help?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9:14:35.925460185</meta:creation-date>
    <dc:date>2019-04-02T20:38:11.334822368</dc:date>
    <meta:editing-duration>PT2H5M18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197" meta:character-count="1412" meta:non-whitespace-character-count="1225"/>
  </office:meta>
</office:document-meta>
</file>